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10d0c" loext:opacity="100%" style:font-name="Arial1" fo:font-size="24pt" fo:font-weight="bold" officeooo:rsid="0013f1cc" officeooo:paragraph-rsid="0013f1cc" style:font-size-asian="21pt" style:font-weight-asian="bold" style:font-size-complex="24pt" style:font-weight-complex="bold"/>
    </style:style>
    <style:style style:name="P2" style:family="paragraph" style:parent-style-name="Standard">
      <style:text-properties fo:color="#800080" loext:opacity="100%" style:font-name="Arial1" fo:font-size="14pt" fo:font-weight="bold" officeooo:rsid="0013f1cc" officeooo:paragraph-rsid="0013f1cc" style:font-size-asian="12.25pt" style:font-weight-asian="bold" style:font-size-complex="14pt" style:font-weight-complex="bold"/>
    </style:style>
    <style:style style:name="P3" style:family="paragraph" style:parent-style-name="Standard">
      <style:text-properties fo:color="#800080" loext:opacity="100%" style:font-name="Arial1" fo:font-size="14pt" fo:font-weight="bold" officeooo:rsid="0013f1cc" officeooo:paragraph-rsid="0013f1cc" style:font-size-asian="14pt" style:font-weight-asian="bold" style:font-size-complex="14pt" style:font-weight-complex="bold"/>
    </style:style>
    <style:style style:name="P4" style:family="paragraph" style:parent-style-name="Standard">
      <style:text-properties fo:color="#000000" loext:opacity="100%" style:font-name="Arial1" fo:font-size="11pt" fo:font-weight="normal" officeooo:rsid="0013f1cc" officeooo:paragraph-rsid="0013f1cc"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13f1cc" officeooo:paragraph-rsid="0013f1cc" style:font-size-asian="9.60000038146973pt" style:font-weight-asian="bold" style:font-size-complex="11pt" style:font-weight-complex="bold"/>
    </style:style>
    <style:style style:name="P6" style:family="paragraph" style:parent-style-name="Standard">
      <style:text-properties fo:color="#a1467e" loext:opacity="100%" style:font-name="Arial1" fo:font-size="11pt" fo:font-weight="bold" officeooo:rsid="0013f1cc" officeooo:paragraph-rsid="0013f1cc" style:font-size-asian="9.60000038146973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4: Introducción a los entornos de desarrollo.</text:p>
      <text:p text:style-name="P1"/>
      <text:p text:style-name="P2">1. Qué es un IDE.</text:p>
      <text:p text:style-name="P2"/>
      <text:p text:style-name="P4">Un IDE (Integrated Development Environment) es un tipo de aplicación cuyo objetivo es facilitar el desarrollo del software. Facilita las tareas que tenemos que realizar como la depuración, compilación, edición, etc.</text:p>
      <text:p text:style-name="P4"/>
      <text:p text:style-name="P4">Un IDE incluye un editor que suele ser muy potente y ayuda al desarrollador a escribir el código de una manera más rápida a través del autocompletado y autoformato. Es posible que un IDE incluya soporte para más de un lenguaje.</text:p>
      <text:p text:style-name="P4"/>
      <text:p text:style-name="P4">Muchos IDEs incluyen una interfaz gráfica muy potente capaz de:</text:p>
      <text:p text:style-name="P4"/>
      <text:p text:style-name="P4">· Incluir muchas funcionalidades al alcance de los desarrolladores a través de una interfaz gráfica o GUI.</text:p>
      <text:p text:style-name="P4"/>
      <text:p text:style-name="P4">· Incluir herramientas para generar una representación visual del código.</text:p>
      <text:p text:style-name="P4"/>
      <text:p text:style-name="P4">Muchos se diseñan de una forma modular, permitiendo añadir pequeñas funcionalidades al núcleo original a través de plugins.</text:p>
      <text:p text:style-name="P4"/>
      <text:p text:style-name="P4">Algunos desarrolladores pueden compartir sus propias abreviaturas de código para mejorar el autocompletado.</text:p>
      <text:p text:style-name="P4"/>
      <text:p text:style-name="P6">1.1. Evolución histórica.</text:p>
      <text:p text:style-name="P6"/>
      <text:p text:style-name="P4">En la computación moderna, el desarrollo del software se ha basado en la utilización de archivos de texto plano que pueden ser traducidos a código ensamblador a través de un proceso de compilación. Para que un IDE sea potente, debe disponer de una interfaz gráfica o secuencia de comandos.</text:p>
      <text:p text:style-name="P4"/>
      <text:p text:style-name="P4">El lenguaje Dartmouth Basic fue el primer lenguaje en ser soportado por un IDE sin interfaz gráfica, pues se centraba en utilizar la línea de comandos a través de atajos y comandos propios del IDE.</text:p>
      <text:p text:style-name="P4"/>
      <text:p text:style-name="P4">Los IDEs son diseñados modularmente para poder añadir funcionalidades extra a través de plugins. Uno de los primeros IDEs en soportar esta funcionalidad fue Softbench.</text:p>
      <text:p text:style-name="P4"/>
      <text:p text:style-name="P3">2. Funciones de un entorno de desarrollo.</text:p>
      <text:p text:style-name="P3"/>
      <text:p text:style-name="P4">Un IDE está preparado para proporcionar un alto grado de productividad a los programadores.</text:p>
      <text:p text:style-name="P4"/>
      <text:p text:style-name="P4">Desde el punto de vista de una empresa, interesa que los programadores sean más efectivos, pues en menos tiempo son capaces de realizar más tareas.</text:p>
      <text:p text:style-name="P4"/>
      <text:p text:style-name="P4">Los IDEs ofrecen una interfaz para crear y modificar el código existente a través de su editor inteligente.</text:p>
      <text:p text:style-name="P4"/>
      <text:p text:style-name="P4">Los IDEs permiten reducir la configuración previa que debe realizar el desarrollador para comenzar a ser productivo.</text:p>
      <text:p text:style-name="P4"><text:soft-page-break/>La posibilidad de poder informar al programador de los errores cometidos durante el propio desarrollo sin necesidad de compilar es una de las características más importantes de los IDEs modernos. Pueden ir realizando un precompilado e interpretación del código para indicar al programador los posibles errores léxicos, sintácticos, componentes no encontrados, etc.</text:p>
      <text:p text:style-name="P4">Una vez que detecta un error, el propio editor es capaz de ofrecer diferentes alternativas para poder solucionar dichos problemas.</text:p>
      <text:p text:style-name="P4"/>
      <text:p text:style-name="P3">3. Componentes y tipos de entornos de desarrollo.</text:p>
      <text:p text:style-name="P3"/>
      <text:p text:style-name="P4">Algunos IDEs están especializados en un lenguaje de programación en concreto, permitiendo que el programador pueda realizar todas las tareas necesarias en dicho lenguaje.</text:p>
      <text:p text:style-name="P4"/>
      <text:p text:style-name="P4">Existe otro enfoque en el que los IDEs puedan trabajar con más de un lenguaje, como es el caso de Eclipse, Netbeans, Xcode, etc, y con numerosos componentes como los plugins o bibliotecas de terceros, que les hacen adquirir la versatilidad adecuada.</text:p>
      <text:p text:style-name="P4"/>
      <text:p text:style-name="P5">A) Tipos de entornos de desarrollo.</text:p>
      <text:p text:style-name="P5"/>
      <text:p text:style-name="P4">Se pueden utilizar una o varias de las siguientes dimensiones para diferenciar el tipo de IDE:</text:p>
      <text:p text:style-name="P4"/>
      <text:p text:style-name="P4">· Número de lenguajes soportados.</text:p>
      <text:p text:style-name="P4"/>
      <text:p text:style-name="P4">· Sistemas operativos soportados.<text:line-break/><text:line-break/>· Características de la automatización.</text:p>
      <text:p text:style-name="P4"/>
      <text:p text:style-name="P4">· Impacto en el rendimiento del sistema.<text:line-break/><text:line-break/>· Plugins y extensiones.</text:p>
      <text:p text:style-name="P4"/>
      <text:p text:style-name="P4">· Pago por uso.</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9:48:15.796000000</meta:creation-date>
    <dc:date>2023-11-08T20:04:59.239000000</dc:date>
    <meta:editing-duration>PT16M43S</meta:editing-duration>
    <meta:editing-cycles>1</meta:editing-cycles>
    <meta:document-statistic meta:table-count="0" meta:image-count="0" meta:object-count="0" meta:page-count="2" meta:paragraph-count="29" meta:word-count="543" meta:character-count="3440" meta:non-whitespace-character-count="2924"/>
    <meta:generator>LibreOffice/7.6.2.1$Windows_X86_64 LibreOffice_project/56f7684011345957bbf33a7ee678afaf4d2ba333</meta:generator>
  </office:meta>
</office:document-meta>
</file>